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]=23;[.C2]+1;[.C2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]=23;[.C3]+1;[.C3]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]=23;[.C4]+1;[.C4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]=23;[.C5]+1;[.C5]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]=23;[.C6]+1;[.C6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]=23;[.C7]+1;[.C7]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]=23;[.C8]+1;[.C8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]=23;[.C9]+1;[.C9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]=23;[.C10]+1;[.C10]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]=23;[.C11]+1;[.C11]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]=23;[.C12]+1;[.C12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]=23;[.C13]+1;[.C13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]=23;[.C14]+1;[.C14]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]=23;[.C15]+1;[.C15]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]=23;[.C16]+1;[.C16]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]=23;[.C17]+1;[.C17])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]=23;[.C18]+1;[.C18])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]=23;[.C19]+1;[.C19])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]=23;[.C20]+1;[.C20]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]=23;[.C21]+1;[.C21]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]=23;[.C22]+1;[.C22]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]=23;[.C23]+1;[.C23]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]=23;[.C24]+1;[.C24])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]=23;[.C25]+1;[.C25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]=23;[.C26]+1;[.C26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]=23;[.C27]+1;[.C27]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]=23;[.C28]+1;[.C2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]=23;[.C29]+1;[.C2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]=23;[.C30]+1;[.C30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]=23;[.C31]+1;[.C31]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]=23;[.C32]+1;[.C32]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]=23;[.C33]+1;[.C33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]=23;[.C34]+1;[.C34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]=23;[.C35]+1;[.C35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]=23;[.C36]+1;[.C36]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]=23;[.C37]+1;[.C37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]=23;[.C38]+1;[.C38]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]=23;[.C39]+1;[.C39])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]=23;[.C40]+1;[.C40]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]=23;[.C41]+1;[.C41])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]=23;[.C42]+1;[.C42])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]=23;[.C43]+1;[.C43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]=23;[.C44]+1;[.C44])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]=23;[.C45]+1;[.C45]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]=23;[.C46]+1;[.C46])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]=23;[.C47]+1;[.C47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]=23;[.C48]+1;[.C48])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]=23;[.C49]+1;[.C49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]=23;[.C50]+1;[.C50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]=23;[.C51]+1;[.C51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]=23;[.C52]+1;[.C52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]=23;[.C53]+1;[.C53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]=23;[.C54]+1;[.C54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]=23;[.C55]+1;[.C55]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]=23;[.C56]+1;[.C56]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]=23;[.C57]+1;[.C57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]=23;[.C58]+1;[.C58]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]=23;[.C59]+1;[.C59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]=23;[.C60]+1;[.C60])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]=23;[.C61]+1;[.C61])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]=23;[.C62]+1;[.C62])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]=23;[.C63]+1;[.C63])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]=23;[.C64]+1;[.C64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]=23;[.C65]+1;[.C65]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]=23;[.C66]+1;[.C66])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]=23;[.C67]+1;[.C67])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]=23;[.C68]+1;[.C68])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]=23;[.C69]+1;[.C69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]=23;[.C70]+1;[.C70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]=23;[.C71]+1;[.C71])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]=23;[.C72]+1;[.C72])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]=23;[.C74]+1;[.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]=23;[.C75]+1;[.C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]=23;[.C76]+1;[.C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]=23;[.C77]+1;[.C7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]=23;[.C78]+1;[.C7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]=23;[.C79]+1;[.C7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]=23;[.C80]+1;[.C8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]=23;[.C81]+1;[.C8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]=23;[.C82]+1;[.C8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]=23;[.C83]+1;[.C8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]=23;[.C84]+1;[.C84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]=23;[.C85]+1;[.C8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]=23;[.C86]+1;[.C8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]=23;[.C87]+1;[.C8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]=23;[.C88]+1;[.C8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]=23;[.C89]+1;[.C8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]=23;[.C90]+1;[.C9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]=23;[.C91]+1;[.C9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]=23;[.C92]+1;[.C9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]=23;[.C93]+1;[.C9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]=23;[.C94]+1;[.C9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]=23;[.C95]+1;[.C9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]=23;[.C96]+1;[.C9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]=23;[.C97]+1;[.C9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]=23;[.C98]+1;[.C9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]=23;[.C99]+1;[.C9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]=23;[.C100]+1;[.C10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]=23;[.C101]+1;[.C101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]=23;[.C102]+1;[.C10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]=23;[.C103]+1;[.C10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]=23;[.C104]+1;[.C104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]=23;[.C105]+1;[.C105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]=23;[.C106]+1;[.C106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]=23;[.C107]+1;[.C10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]=23;[.C108]+1;[.C108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]=23;[.C109]+1;[.C109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]=23;[.C110]+1;[.C110]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]=23;[.C111]+1;[.C111]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]=23;[.C112]+1;[.C11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]=23;[.C113]+1;[.C113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]=23;[.C114]+1;[.C114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]=23;[.C115]+1;[.C115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]=23;[.C116]+1;[.C116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]=23;[.C117]+1;[.C117]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]=23;[.C118]+1;[.C118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]=23;[.C119]+1;[.C119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]=23;[.C120]+1;[.C12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]=23;[.C121]+1;[.C1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]=23;[.C122]+1;[.C12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]=23;[.C123]+1;[.C12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]=23;[.C124]+1;[.C1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]=23;[.C125]+1;[.C12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]=23;[.C126]+1;[.C1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]=23;[.C127]+1;[.C127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]=23;[.C128]+1;[.C128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]=23;[.C129]+1;[.C129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]=23;[.C130]+1;[.C1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]=23;[.C131]+1;[.C1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]=23;[.C132]+1;[.C1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]=23;[.C133]+1;[.C1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]=23;[.C134]+1;[.C1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]=23;[.C135]+1;[.C1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]=23;[.C136]+1;[.C136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]=23;[.C137]+1;[.C137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]=23;[.C138]+1;[.C1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]=23;[.C139]+1;[.C13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]=23;[.C140]+1;[.C140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]=23;[.C141]+1;[.C141]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]=23;[.C142]+1;[.C142]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]=23;[.C143]+1;[.C143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]=23;[.C144]+1;[.C144]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]=23;[.C145]+1;[.C14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]=23;[.C146]+1;[.C14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]=23;[.C147]+1;[.C147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]=23;[.C148]+1;[.C14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]=23;[.C149]+1;[.C1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]=23;[.C150]+1;[.C15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]=23;[.C151]+1;[.C151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]=23;[.C152]+1;[.C152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]=23;[.C153]+1;[.C153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]=23;[.C154]+1;[.C154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]=23;[.C155]+1;[.C155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]=23;[.C156]+1;[.C15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]=23;[.C157]+1;[.C157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]=23;[.C158]+1;[.C158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]=23;[.C159]+1;[.C159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]=23;[.C160]+1;[.C160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]=23;[.C161]+1;[.C161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]=23;[.C162]+1;[.C162]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]=23;[.C163]+1;[.C163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]=23;[.C164]+1;[.C164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]=23;[.C165]+1;[.C165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]=23;[.C166]+1;[.C166]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]=23;[.C167]+1;[.C167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]=23;[.C168]+1;[.C168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]=23;[.C169]+1;[.C16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]=23;[.C170]+1;[.C17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]=23;[.C171]+1;[.C17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]=23;[.C172]+1;[.C172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]=23;[.C173]+1;[.C17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]=23;[.C174]+1;[.C17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]=23;[.C175]+1;[.C175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]=23;[.C176]+1;[.C176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]=23;[.C177]+1;[.C177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]=23;[.C178]+1;[.C178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]=23;[.C179]+1;[.C17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]=23;[.C180]+1;[.C180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]=23;[.C181]+1;[.C181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]=23;[.C182]+1;[.C182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]=23;[.C183]+1;[.C183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]=23;[.C184]+1;[.C184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]=23;[.C185]+1;[.C185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]=23;[.C186]+1;[.C186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]=23;[.C187]+1;[.C187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]=23;[.C188]+1;[.C188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]=23;[.C189]+1;[.C189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]=23;[.C190]+1;[.C190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]=23;[.C191]+1;[.C191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]=23;[.C192]+1;[.C192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]=23;[.C193]+1;[.C19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]=23;[.C194]+1;[.C19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]=23;[.C195]+1;[.C195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]=23;[.C196]+1;[.C196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]=23;[.C197]+1;[.C19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]=23;[.C198]+1;[.C19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]=23;[.C199]+1;[.C19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]=23;[.C200]+1;[.C20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]=23;[.C201]+1;[.C201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]=23;[.C202]+1;[.C202]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]=23;[.C203]+1;[.C203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]=23;[.C204]+1;[.C20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]=23;[.C205]+1;[.C205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]=23;[.C206]+1;[.C206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]=23;[.C207]+1;[.C207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]=23;[.C208]+1;[.C20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]=23;[.C209]+1;[.C209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]=23;[.C210]+1;[.C210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]=23;[.C211]+1;[.C21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]=23;[.C212]+1;[.C212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]=23;[.C213]+1;[.C21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]=23;[.C214]+1;[.C214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]=23;[.C215]+1;[.C215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6]=23;[.C216]+1;[.C216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7]=23;[.C217]+1;[.C21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8]=23;[.C218]+1;[.C21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9]=23;[.C219]+1;[.C219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0]=23;[.C220]+1;[.C220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1]=23;[.C221]+1;[.C22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2]=23;[.C222]+1;[.C222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3]=23;[.C223]+1;[.C223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4]=23;[.C224]+1;[.C22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5]=23;[.C225]+1;[.C225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6]=23;[.C226]+1;[.C226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7]=23;[.C227]+1;[.C22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8]=23;[.C228]+1;[.C228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9]=23;[.C229]+1;[.C229]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0]=23;[.C230]+1;[.C230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1]=23;[.C231]+1;[.C231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2]=23;[.C232]+1;[.C232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3]=23;[.C233]+1;[.C233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4]=23;[.C234]+1;[.C234]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5]=23;[.C235]+1;[.C235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6]=23;[.C236]+1;[.C236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7]=23;[.C237]+1;[.C237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8]=23;[.C238]+1;[.C238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9]=23;[.C239]+1;[.C239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0]=23;[.C240]+1;[.C240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1]=23;[.C241]+1;[.C24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2]=23;[.C242]+1;[.C24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3]=23;[.C243]+1;[.C243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4]=23;[.C244]+1;[.C24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5]=23;[.C245]+1;[.C24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6]=23;[.C246]+1;[.C24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7]=23;[.C247]+1;[.C24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8]=23;[.C248]+1;[.C248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9]=23;[.C249]+1;[.C249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0]=23;[.C250]+1;[.C250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1]=23;[.C251]+1;[.C251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2]=23;[.C252]+1;[.C252]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3]=23;[.C253]+1;[.C253]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4]=23;[.C254]+1;[.C254]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5]=23;[.C255]+1;[.C255]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6]=23;[.C256]+1;[.C256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7]=23;[.C257]+1;[.C257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8]=23;[.C258]+1;[.C258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9]=23;[.C259]+1;[.C259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0]=23;[.C260]+1;[.C260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1]=23;[.C261]+1;[.C26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2]=23;[.C262]+1;[.C26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3]=23;[.C263]+1;[.C26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4]=23;[.C264]+1;[.C26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5]=23;[.C265]+1;[.C26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6]=23;[.C266]+1;[.C26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7]=23;[.C267]+1;[.C26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8]=23;[.C268]+1;[.C268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9]=23;[.C269]+1;[.C269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0]=23;[.C270]+1;[.C270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1]=23;[.C271]+1;[.C271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2]=23;[.C272]+1;[.C272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3]=23;[.C273]+1;[.C27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4]=23;[.C274]+1;[.C274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5]=23;[.C275]+1;[.C275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6]=23;[.C276]+1;[.C276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7]=23;[.C277]+1;[.C277]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8]=23;[.C278]+1;[.C278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9]=23;[.C279]+1;[.C279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0]=23;[.C280]+1;[.C280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1]=23;[.C281]+1;[.C281]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2]=23;[.C282]+1;[.C282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3]=23;[.C283]+1;[.C28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4]=23;[.C284]+1;[.C284])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5]=23;[.C285]+1;[.C285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6]=23;[.C286]+1;[.C286]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7]=23;[.C287]+1;[.C287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8]=23;[.C288]+1;[.C288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9]=23;[.C289]+1;[.C28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0]=23;[.C290]+1;[.C290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1]=23;[.C291]+1;[.C291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2]=23;[.C292]+1;[.C29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3]=23;[.C293]+1;[.C29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4]=23;[.C294]+1;[.C294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5]=23;[.C295]+1;[.C295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6]=23;[.C296]+1;[.C296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7]=23;[.C297]+1;[.C297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8]=23;[.C298]+1;[.C298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9]=23;[.C299]+1;[.C29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0]=23;[.C300]+1;[.C30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1]=23;[.C301]+1;[.C30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2]=23;[.C302]+1;[.C302]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3]=23;[.C303]+1;[.C303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4]=23;[.C304]+1;[.C304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5]=23;[.C305]+1;[.C305])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6]=23;[.C306]+1;[.C306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7]=23;[.C307]+1;[.C307]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8]=23;[.C308]+1;[.C308]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9]=23;[.C309]+1;[.C309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0]=23;[.C310]+1;[.C310]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1]=23;[.C311]+1;[.C311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2]=23;[.C312]+1;[.C312])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3]=23;[.C313]+1;[.C31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4]=23;[.C314]+1;[.C314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5]=23;[.C315]+1;[.C315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6]=23;[.C316]+1;[.C31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7]=23;[.C317]+1;[.C317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8]=23;[.C318]+1;[.C318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9]=23;[.C319]+1;[.C319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0]=23;[.C320]+1;[.C320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1]=23;[.C321]+1;[.C321]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2]=23;[.C322]+1;[.C322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3]=23;[.C323]+1;[.C323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4]=23;[.C324]+1;[.C3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5]=23;[.C325]+1;[.C32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6]=23;[.C326]+1;[.C326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7]=23;[.C327]+1;[.C327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8]=23;[.C328]+1;[.C328])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9]=23;[.C329]+1;[.C329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0]=23;[.C330]+1;[.C330]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1]=23;[.C331]+1;[.C331])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2]=23;[.C332]+1;[.C332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3]=23;[.C333]+1;[.C333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4]=23;[.C334]+1;[.C334]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5]=23;[.C335]+1;[.C335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6]=23;[.C336]+1;[.C336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7]=23;[.C337]+1;[.C33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8]=23;[.C338]+1;[.C33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9]=23;[.C339]+1;[.C339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0]=23;[.C340]+1;[.C34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1]=23;[.C341]+1;[.C341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2]=23;[.C342]+1;[.C342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3]=23;[.C343]+1;[.C34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4]=23;[.C344]+1;[.C344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5]=23;[.C345]+1;[.C345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6]=23;[.C346]+1;[.C346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7]=23;[.C347]+1;[.C347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8]=23;[.C348]+1;[.C34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9]=23;[.C349]+1;[.C34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0]=23;[.C350]+1;[.C350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1]=23;[.C351]+1;[.C35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2]=23;[.C352]+1;[.C352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3]=23;[.C353]+1;[.C353]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4]=23;[.C354]+1;[.C354])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5]=23;[.C355]+1;[.C355])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6]=23;[.C356]+1;[.C356]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7]=23;[.C357]+1;[.C357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8]=23;[.C358]+1;[.C358]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9]=23;[.C359]+1;[.C359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0]=23;[.C360]+1;[.C360]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1]=23;[.C361]+1;[.C36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2]=23;[.C362]+1;[.C36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3]=23;[.C363]+1;[.C363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4]=23;[.C364]+1;[.C364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5]=23;[.C365]+1;[.C365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6]=23;[.C366]+1;[.C36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7]=23;[.C367]+1;[.C367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8]=23;[.C368]+1;[.C368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9]=23;[.C369]+1;[.C36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0]=23;[.C370]+1;[.C370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1]=23;[.C371]+1;[.C371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2]=23;[.C372]+1;[.C372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3]=23;[.C373]+1;[.C373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4]=23;[.C374]+1;[.C37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5]=23;[.C375]+1;[.C37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6]=23;[.C376]+1;[.C376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7]=23;[.C377]+1;[.C377])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8]=23;[.C378]+1;[.C378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9]=23;[.C379]+1;[.C379])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0]=23;[.C380]+1;[.C380])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1]=23;[.C381]+1;[.C381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2]=23;[.C382]+1;[.C382]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3]=23;[.C383]+1;[.C383])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4]=23;[.C384]+1;[.C384]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5]=23;[.C385]+1;[.C38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6]=23;[.C386]+1;[.C386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7]=23;[.C387]+1;[.C387]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8]=23;[.C388]+1;[.C388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9]=23;[.C389]+1;[.C389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0]=23;[.C390]+1;[.C390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1]=23;[.C391]+1;[.C391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2]=23;[.C392]+1;[.C39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3]=23;[.C393]+1;[.C393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4]=23;[.C394]+1;[.C394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5]=23;[.C395]+1;[.C395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6]=23;[.C396]+1;[.C396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7]=23;[.C397]+1;[.C397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8]=23;[.C398]+1;[.C398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9]=23;[.C399]+1;[.C39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0]=23;[.C400]+1;[.C400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1]=23;[.C401]+1;[.C401]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2]=23;[.C402]+1;[.C402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3]=23;[.C403]+1;[.C403]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4]=23;[.C404]+1;[.C404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5]=23;[.C405]+1;[.C40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6]=23;[.C406]+1;[.C406]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7]=23;[.C407]+1;[.C407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8]=23;[.C408]+1;[.C408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9]=23;[.C409]+1;[.C40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0]=23;[.C410]+1;[.C41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1]=23;[.C411]+1;[.C411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2]=23;[.C412]+1;[.C412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3]=23;[.C413]+1;[.C413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4]=23;[.C414]+1;[.C414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5]=23;[.C415]+1;[.C415]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6]=23;[.C416]+1;[.C41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7]=23;[.C417]+1;[.C417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8]=23;[.C418]+1;[.C418]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9]=23;[.C419]+1;[.C419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0]=23;[.C420]+1;[.C420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1]=23;[.C421]+1;[.C421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2]=23;[.C422]+1;[.C422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3]=23;[.C423]+1;[.C423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4]=23;[.C424]+1;[.C42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5]=23;[.C425]+1;[.C42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6]=23;[.C426]+1;[.C426]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7]=23;[.C427]+1;[.C427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8]=23;[.C428]+1;[.C428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9]=23;[.C429]+1;[.C429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0]=23;[.C430]+1;[.C430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1]=23;[.C431]+1;[.C431]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2]=23;[.C432]+1;[.C432]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3]=23;[.C433]+1;[.C43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4]=23;[.C434]+1;[.C434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5]=23;[.C435]+1;[.C435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6]=23;[.C436]+1;[.C43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7]=23;[.C437]+1;[.C437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8]=23;[.C438]+1;[.C438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9]=23;[.C439]+1;[.C439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0]=23;[.C440]+1;[.C440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1]=23;[.C441]+1;[.C44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2]=23;[.C442]+1;[.C44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3]=23;[.C443]+1;[.C443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4]=23;[.C444]+1;[.C444]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5]=23;[.C445]+1;[.C445])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6]=23;[.C446]+1;[.C446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7]=23;[.C447]+1;[.C447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8]=23;[.C448]+1;[.C448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9]=23;[.C449]+1;[.C449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0]=23;[.C450]+1;[.C450]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1]=23;[.C451]+1;[.C451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2]=23;[.C452]+1;[.C452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3]=23;[.C453]+1;[.C453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4]=23;[.C454]+1;[.C454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5]=23;[.C455]+1;[.C455])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6]=23;[.C456]+1;[.C456])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7]=23;[.C457]+1;[.C45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8]=23;[.C458]+1;[.C458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9]=23;[.C459]+1;[.C459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0]=23;[.C460]+1;[.C460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1]=23;[.C461]+1;[.C461]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2]=23;[.C462]+1;[.C462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3]=23;[.C463]+1;[.C463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4]=23;[.C464]+1;[.C464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5]=23;[.C465]+1;[.C465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6]=23;[.C466]+1;[.C466]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7]=23;[.C467]+1;[.C467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8]=23;[.C468]+1;[.C46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9]=23;[.C469]+1;[.C469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0]=23;[.C470]+1;[.C470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1]=23;[.C471]+1;[.C471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2]=23;[.C472]+1;[.C47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3]=23;[.C473]+1;[.C473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4]=23;[.C474]+1;[.C474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5]=23;[.C475]+1;[.C475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6]=23;[.C476]+1;[.C476])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7]=23;[.C477]+1;[.C477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8]=23;[.C478]+1;[.C478])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9]=23;[.C479]+1;[.C479])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0]=23;[.C480]+1;[.C480])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1]=23;[.C481]+1;[.C48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2]=23;[.C482]+1;[.C482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3]=23;[.C483]+1;[.C483]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4]=23;[.C484]+1;[.C48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5]=23;[.C485]+1;[.C485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6]=23;[.C486]+1;[.C486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7]=23;[.C487]+1;[.C487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8]=23;[.C488]+1;[.C488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9]=23;[.C489]+1;[.C489]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0]=23;[.C490]+1;[.C490]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1]=23;[.C491]+1;[.C491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2]=23;[.C492]+1;[.C492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3]=23;[.C493]+1;[.C493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4]=23;[.C494]+1;[.C494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5]=23;[.C495]+1;[.C495])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6]=23;[.C496]+1;[.C496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7]=23;[.C497]+1;[.C497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8]=23;[.C498]+1;[.C498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9]=23;[.C499]+1;[.C499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0]=23;[.C500]+1;[.C500]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1]=23;[.C501]+1;[.C501])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2]=23;[.C502]+1;[.C502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3]=23;[.C503]+1;[.C503])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4]=23;[.C504]+1;[.C504])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5]=23;[.C505]+1;[.C50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6]=23;[.C506]+1;[.C50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7]=23;[.C507]+1;[.C507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8]=23;[.C508]+1;[.C508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9]=23;[.C509]+1;[.C50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0]=23;[.C510]+1;[.C510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1]=23;[.C511]+1;[.C511]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2]=23;[.C512]+1;[.C512]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3]=23;[.C513]+1;[.C513]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4]=23;[.C514]+1;[.C514]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5]=23;[.C515]+1;[.C515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6]=23;[.C516]+1;[.C516]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7]=23;[.C517]+1;[.C517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8]=23;[.C518]+1;[.C51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9]=23;[.C519]+1;[.C519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0]=23;[.C520]+1;[.C520])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1]=23;[.C521]+1;[.C521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2]=23;[.C522]+1;[.C522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3]=23;[.C523]+1;[.C523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4]=23;[.C524]+1;[.C524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5]=23;[.C525]+1;[.C525]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6]=23;[.C526]+1;[.C526])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7]=23;[.C527]+1;[.C52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8]=23;[.C528]+1;[.C528])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9]=23;[.C529]+1;[.C52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0]=23;[.C530]+1;[.C530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1]=23;[.C531]+1;[.C531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2]=23;[.C532]+1;[.C532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3]=23;[.C533]+1;[.C533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4]=23;[.C534]+1;[.C53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5]=23;[.C535]+1;[.C535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6]=23;[.C536]+1;[.C536]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7]=23;[.C537]+1;[.C537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8]=23;[.C538]+1;[.C538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9]=23;[.C539]+1;[.C539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0]=23;[.C540]+1;[.C540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1]=23;[.C541]+1;[.C541])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2]=23;[.C542]+1;[.C542]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3]=23;[.C543]+1;[.C543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4]=23;[.C544]+1;[.C54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5]=23;[.C545]+1;[.C545]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6]=23;[.C546]+1;[.C546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7]=23;[.C547]+1;[.C547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8]=23;[.C548]+1;[.C548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9]=23;[.C549]+1;[.C54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0]=23;[.C550]+1;[.C550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1]=23;[.C551]+1;[.C551]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2]=23;[.C552]+1;[.C552])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3]=23;[.C553]+1;[.C55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4]=23;[.C554]+1;[.C554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5]=23;[.C555]+1;[.C555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6]=23;[.C556]+1;[.C55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7]=23;[.C557]+1;[.C557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8]=23;[.C558]+1;[.C558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9]=23;[.C559]+1;[.C559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0]=23;[.C560]+1;[.C560]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1]=23;[.C561]+1;[.C561]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2]=23;[.C562]+1;[.C562]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3]=23;[.C563]+1;[.C56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4]=23;[.C564]+1;[.C564]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5]=23;[.C565]+1;[.C565]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6]=23;[.C566]+1;[.C566]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7]=23;[.C567]+1;[.C567])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8]=23;[.C568]+1;[.C568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9]=23;[.C569]+1;[.C569]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0]=23;[.C570]+1;[.C570])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1]=23;[.C571]+1;[.C571])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2]=23;[.C572]+1;[.C572]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3]=23;[.C573]+1;[.C573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4]=23;[.C574]+1;[.C574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5]=23;[.C575]+1;[.C575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6]=23;[.C576]+1;[.C576]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7]=23;[.C577]+1;[.C57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8]=23;[.C578]+1;[.C578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9]=23;[.C579]+1;[.C579]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0]=23;[.C580]+1;[.C58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1]=23;[.C581]+1;[.C581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2]=23;[.C582]+1;[.C582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3]=23;[.C583]+1;[.C583]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4]=23;[.C584]+1;[.C584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5]=23;[.C585]+1;[.C585]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6]=23;[.C586]+1;[.C586]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7]=23;[.C587]+1;[.C587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8]=23;[.C588]+1;[.C588]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9]=23;[.C589]+1;[.C589])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0]=23;[.C590]+1;[.C590]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1]=23;[.C591]+1;[.C59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2]=23;[.C592]+1;[.C592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3]=23;[.C593]+1;[.C593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4]=23;[.C594]+1;[.C594]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5]=23;[.C595]+1;[.C595]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6]=23;[.C596]+1;[.C596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7]=23;[.C597]+1;[.C597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8]=23;[.C598]+1;[.C598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9]=23;[.C599]+1;[.C599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0]=23;[.C600]+1;[.C60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1]=23;[.C601]+1;[.C60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2]=23;[.C602]+1;[.C602]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3]=23;[.C603]+1;[.C603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4]=23;[.C604]+1;[.C604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5]=23;[.C605]+1;[.C605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6]=23;[.C606]+1;[.C606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7]=23;[.C607]+1;[.C607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8]=23;[.C608]+1;[.C608]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9]=23;[.C609]+1;[.C609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0]=23;[.C610]+1;[.C610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1]=23;[.C611]+1;[.C611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2]=23;[.C612]+1;[.C612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3]=23;[.C613]+1;[.C613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4]=23;[.C614]+1;[.C614]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5]=23;[.C615]+1;[.C615]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6]=23;[.C616]+1;[.C616])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7]=23;[.C617]+1;[.C617]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8]=23;[.C618]+1;[.C618])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9]=23;[.C619]+1;[.C619])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0]=23;[.C620]+1;[.C620]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1]=23;[.C621]+1;[.C621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2]=23;[.C622]+1;[.C622])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3]=23;[.C623]+1;[.C623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4]=23;[.C624]+1;[.C62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5]=23;[.C625]+1;[.C62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6]=23;[.C626]+1;[.C626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7]=23;[.C627]+1;[.C627]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8]=23;[.C628]+1;[.C628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9]=23;[.C629]+1;[.C629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0]=23;[.C630]+1;[.C630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1]=23;[.C631]+1;[.C631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2]=23;[.C632]+1;[.C63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3]=23;[.C633]+1;[.C63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4]=23;[.C634]+1;[.C634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5]=23;[.C635]+1;[.C635]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6]=23;[.C636]+1;[.C636]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7]=23;[.C637]+1;[.C637])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8]=23;[.C638]+1;[.C638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9]=23;[.C639]+1;[.C639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0]=23;[.C640]+1;[.C640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1]=23;[.C641]+1;[.C641]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2]=23;[.C642]+1;[.C642]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3]=23;[.C643]+1;[.C643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4]=23;[.C644]+1;[.C644]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5]=23;[.C645]+1;[.C645]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6]=23;[.C646]+1;[.C646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7]=23;[.C647]+1;[.C64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8]=23;[.C648]+1;[.C648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9]=23;[.C649]+1;[.C64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0]=23;[.C650]+1;[.C650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1]=23;[.C651]+1;[.C65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2]=23;[.C652]+1;[.C65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3]=23;[.C653]+1;[.C653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formula="of:=IF([.D654]=23;[.C654]+1;[.C654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formula="of:=IF([.D655]=23;[.C655]+1;[.C655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formula="of:=IF([.D656]=23;[.C656]+1;[.C65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table:formula="of:=IF([.D657]=23;[.C657]+1;[.C65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formula="of:=IF([.D658]=23;[.C658]+1;[.C658]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formula="of:=IF([.D659]=23;[.C659]+1;[.C659]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formula="of:=IF([.D660]=23;[.C660]+1;[.C660]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9" calcext:value-type="float">
            <text:p>19</text:p>
          </table:table-cell>
          <table:table-cell table:formula="of:=IF([.D661]=23;[.C661]+1;[.C661]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table:formula="of:=IF([.D662]=23;[.C662]+1;[.C662]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1" calcext:value-type="float">
            <text:p>21</text:p>
          </table:table-cell>
          <table:table-cell table:formula="of:=IF([.D663]=23;[.C663]+1;[.C663]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2" calcext:value-type="float">
            <text:p>22</text:p>
          </table:table-cell>
          <table:table-cell table:formula="of:=IF([.D664]=23;[.C664]+1;[.C664]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3" calcext:value-type="float">
            <text:p>23</text:p>
          </table:table-cell>
          <table:table-cell table:formula="of:=IF([.D665]=23;[.C665]+1;[.C665])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4" calcext:value-type="float">
            <text:p>24</text:p>
          </table:table-cell>
          <table:table-cell table:formula="of:=IF([.D666]=23;[.C666]+1;[.C666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5" calcext:value-type="float">
            <text:p>25</text:p>
          </table:table-cell>
          <table:table-cell table:formula="of:=IF([.D667]=23;[.C667]+1;[.C667]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6" calcext:value-type="float">
            <text:p>26</text:p>
          </table:table-cell>
          <table:table-cell table:formula="of:=IF([.D668]=23;[.C668]+1;[.C668]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7" calcext:value-type="float">
            <text:p>27</text:p>
          </table:table-cell>
          <table:table-cell table:formula="of:=IF([.D669]=23;[.C669]+1;[.C66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8" calcext:value-type="float">
            <text:p>28</text:p>
          </table:table-cell>
          <table:table-cell table:formula="of:=IF([.D670]=23;[.C670]+1;[.C670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9" calcext:value-type="float">
            <text:p>29</text:p>
          </table:table-cell>
          <table:table-cell table:formula="of:=IF([.D671]=23;[.C671]+1;[.C671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0" calcext:value-type="float">
            <text:p>30</text:p>
          </table:table-cell>
          <table:table-cell table:formula="of:=IF([.D672]=23;[.C672]+1;[.C672]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1" calcext:value-type="float">
            <text:p>31</text:p>
          </table:table-cell>
          <table:table-cell table:formula="of:=IF([.D673]=23;[.C673]+1;[.C67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2" calcext:value-type="float">
            <text:p>32</text:p>
          </table:table-cell>
          <table:table-cell table:formula="of:=IF([.D674]=23;[.C674]+1;[.C674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3" calcext:value-type="float">
            <text:p>33</text:p>
          </table:table-cell>
          <table:table-cell table:formula="of:=IF([.D675]=23;[.C675]+1;[.C675]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4" calcext:value-type="float">
            <text:p>34</text:p>
          </table:table-cell>
          <table:table-cell table:formula="of:=IF([.D676]=23;[.C676]+1;[.C676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5" calcext:value-type="float">
            <text:p>35</text:p>
          </table:table-cell>
          <table:table-cell table:formula="of:=IF([.D677]=23;[.C677]+1;[.C677]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6" calcext:value-type="float">
            <text:p>36</text:p>
          </table:table-cell>
          <table:table-cell table:formula="of:=IF([.D678]=23;[.C678]+1;[.C678]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7" calcext:value-type="float">
            <text:p>37</text:p>
          </table:table-cell>
          <table:table-cell table:formula="of:=IF([.D679]=23;[.C679]+1;[.C679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8" calcext:value-type="float">
            <text:p>38</text:p>
          </table:table-cell>
          <table:table-cell table:formula="of:=IF([.D680]=23;[.C680]+1;[.C680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9" calcext:value-type="float">
            <text:p>39</text:p>
          </table:table-cell>
          <table:table-cell table:formula="of:=IF([.D681]=23;[.C681]+1;[.C68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0" calcext:value-type="float">
            <text:p>40</text:p>
          </table:table-cell>
          <table:table-cell table:formula="of:=IF([.D682]=23;[.C682]+1;[.C682]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41" calcext:value-type="float">
            <text:p>41</text:p>
          </table:table-cell>
          <table:table-cell table:formula="of:=IF([.D683]=23;[.C683]+1;[.C683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2" calcext:value-type="float">
            <text:p>42</text:p>
          </table:table-cell>
          <table:table-cell table:formula="of:=IF([.D684]=23;[.C684]+1;[.C684]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" calcext:value-type="float">
            <text:p>43</text:p>
          </table:table-cell>
          <table:table-cell table:formula="of:=IF([.D685]=23;[.C685]+1;[.C685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4" calcext:value-type="float">
            <text:p>44</text:p>
          </table:table-cell>
          <table:table-cell table:formula="of:=IF([.D686]=23;[.C686]+1;[.C686]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5" calcext:value-type="float">
            <text:p>45</text:p>
          </table:table-cell>
          <table:table-cell table:formula="of:=IF([.D687]=23;[.C687]+1;[.C687]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6" calcext:value-type="float">
            <text:p>46</text:p>
          </table:table-cell>
          <table:table-cell table:formula="of:=IF([.D688]=23;[.C688]+1;[.C688]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7" calcext:value-type="float">
            <text:p>47</text:p>
          </table:table-cell>
          <table:table-cell table:formula="of:=IF([.D689]=23;[.C689]+1;[.C689]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8" calcext:value-type="float">
            <text:p>48</text:p>
          </table:table-cell>
          <table:table-cell table:formula="of:=IF([.D690]=23;[.C690]+1;[.C690]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9" calcext:value-type="float">
            <text:p>49</text:p>
          </table:table-cell>
          <table:table-cell table:formula="of:=IF([.D691]=23;[.C691]+1;[.C691])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0" calcext:value-type="float">
            <text:p>50</text:p>
          </table:table-cell>
          <table:table-cell table:formula="of:=IF([.D692]=23;[.C692]+1;[.C692]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51" calcext:value-type="float">
            <text:p>51</text:p>
          </table:table-cell>
          <table:table-cell table:formula="of:=IF([.D693]=23;[.C693]+1;[.C693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2" calcext:value-type="float">
            <text:p>52</text:p>
          </table:table-cell>
          <table:table-cell table:formula="of:=IF([.D694]=23;[.C694]+1;[.C694])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53" calcext:value-type="float">
            <text:p>53</text:p>
          </table:table-cell>
          <table:table-cell table:formula="of:=IF([.D695]=23;[.C695]+1;[.C69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54" calcext:value-type="float">
            <text:p>54</text:p>
          </table:table-cell>
          <table:table-cell table:formula="of:=IF([.D696]=23;[.C696]+1;[.C696]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formula="of:=IF([.D697]=23;[.C697]+1;[.C697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IF([.D698]=23;[.C698]+1;[.C698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D699]=23;[.C699]+1;[.C699]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.D700]=23;[.C700]+1;[.C700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IF([.D701]=23;[.C701]+1;[.C70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IF([.D702]=23;[.C702]+1;[.C702]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IF([.D703]=23;[.C703]+1;[.C703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formula="of:=IF([.D704]=23;[.C704]+1;[.C704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IF([.D705]=23;[.C705]+1;[.C70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IF([.D706]=23;[.C706]+1;[.C706]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IF([.D707]=23;[.C707]+1;[.C707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IF([.D708]=23;[.C708]+1;[.C708]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IF([.D709]=23;[.C709]+1;[.C709]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IF([.D710]=23;[.C710]+1;[.C710])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formula="of:=IF([.D711]=23;[.C711]+1;[.C711])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formula="of:=IF([.D712]=23;[.C712]+1;[.C712]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IF([.D713]=23;[.C713]+1;[.C713]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IF([.D714]=23;[.C714]+1;[.C714])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IF([.D715]=23;[.C715]+1;[.C715]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IF([.D716]=23;[.C716]+1;[.C716])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formula="of:=IF([.D717]=23;[.C717]+1;[.C717])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IF([.D718]=23;[.C718]+1;[.C718])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formula="of:=IF([.D719]=23;[.C719]+1;[.C719]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formula="of:=IF([.D720]=23;[.C720]+1;[.C720])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9:14:26.667044877</meta:creation-date>
    <dc:date>2016-11-27T19:25:38.387967242</dc:date>
    <meta:editing-duration>PT21S</meta:editing-duration>
    <meta:editing-cycles>1</meta:editing-cycles>
    <meta:document-statistic meta:table-count="1" meta:cell-count="2836" meta:object-count="0"/>
    <meta:generator>LibreOffice/5.1.4.2$Linux_X86_64 LibreOffice_project/10m0$Build-2</meta:generator>
  </office:meta>
</office:document-meta>
</file>